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9000002576866A22BEFF2EECC.png" manifest:media-type="image/png"/>
  <manifest:file-entry manifest:full-path="Pictures/10000000000001AC000001A3FE62CE2DAA37584F.png" manifest:media-type="image/png"/>
  <manifest:file-entry manifest:full-path="Pictures/1000000000000500000001DCBA843A03E91BE2D7.png" manifest:media-type="image/png"/>
  <manifest:file-entry manifest:full-path="Pictures/100000000000048A0000026FBAECA5E2E08F3261.png" manifest:media-type="image/png"/>
  <manifest:file-entry manifest:full-path="Pictures/1000000000000203000000A5DE3434F936354D9F.png" manifest:media-type="image/png"/>
  <manifest:file-entry manifest:full-path="Pictures/10000000000001B7000002300FDA6DA4F341C3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8.423cm" draw:z-index="0"><draw:image xlink:href="Pictures/10000000000004B9000002576866A22BEFF2EECC.png" xlink:type="simple" xlink:show="embed" xlink:actuate="onLoad" loext:mime-type="image/x-vclgraphic"/></draw:frame></text:p>
      <text:p text:style-name="Standard"><draw:frame draw:style-name="fr2" draw:name="Image2" text:anchor-type="paragraph" svg:x="0cm" svg:y="0cm" svg:width="17cm" svg:height="9.114cm" draw:z-index="1"><draw:image xlink:href="Pictures/100000000000048A0000026FBAECA5E2E08F3261.png" xlink:type="simple" xlink:show="embed" xlink:actuate="onLoad" loext:mime-type="image/x-vclgraphic"/></draw:frame></text:p>
      <text:p text:style-name="Standard"><draw:frame draw:style-name="fr3" draw:name="Image3" text:anchor-type="paragraph" svg:width="13.626cm" svg:height="4.366cm" draw:z-index="2"><draw:image xlink:href="Pictures/1000000000000203000000A5DE3434F936354D9F.png" xlink:type="simple" xlink:show="embed" xlink:actuate="onLoad" loext:mime-type="image/x-vclgraphic"/></draw:frame></text:p>
      <text:p text:style-name="Standard"><draw:frame draw:style-name="fr4" draw:name="Image4" text:anchor-type="paragraph" svg:width="17cm" svg:height="6.322cm" draw:z-index="3"><draw:image xlink:href="Pictures/1000000000000500000001DCBA843A03E91BE2D7.png" xlink:type="simple" xlink:show="embed" xlink:actuate="onLoad" loext:mime-type="image/x-vclgraphic"/></draw:frame><text:soft-page-break/></text:p>
      <text:p text:style-name="Standard"/>
      <text:p text:style-name="Standard"><draw:frame draw:style-name="fr3" draw:name="Image5" text:anchor-type="paragraph" svg:width="11.324cm" svg:height="11.086cm" draw:z-index="4"><draw:image xlink:href="Pictures/10000000000001AC000001A3FE62CE2DAA37584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6" text:anchor-type="paragraph" svg:width="11.615cm" svg:height="14.817cm" draw:z-index="5"><draw:image xlink:href="Pictures/10000000000001B7000002300FDA6DA4F341C3D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44:18.111000000</meta:creation-date>
    <dc:date>2017-12-28T15:49:49.106000000</dc:date>
    <meta:editing-duration>PT5M32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5.4.3.2$Windows_X86_64 LibreOffice_project/92a7159f7e4af62137622921e809f8546db437e5</meta:generator>
  </office:meta>
</office:document-meta>
</file>